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ContextProviderImpl.createUserContext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ContextProviderImpl.setSupportedLocales( UserContextExtension u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ContextProviderImpl.fill( PersonName name , UserContextExtension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textProviderImpl.fill( UserProfile profile , UserContextExtension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